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4268" officeooo:paragraph-rsid="00084268"/>
    </style:style>
    <style:style style:name="P2" style:family="paragraph" style:parent-style-name="Standard">
      <style:text-properties officeooo:rsid="00084268" officeooo:paragraph-rsid="000f872e"/>
    </style:style>
    <style:style style:name="P3" style:family="paragraph" style:parent-style-name="Standard">
      <style:text-properties officeooo:rsid="00084268" officeooo:paragraph-rsid="0013bdf8"/>
    </style:style>
    <style:style style:name="P4" style:family="paragraph" style:parent-style-name="Standard">
      <style:text-properties officeooo:rsid="00084268" officeooo:paragraph-rsid="0011f4f9"/>
    </style:style>
    <style:style style:name="P5" style:family="paragraph" style:parent-style-name="Standard">
      <style:text-properties fo:font-size="14pt" fo:font-weight="bold" officeooo:rsid="00084268" officeooo:paragraph-rsid="00084268" style:font-weight-asian="bold" style:font-weight-complex="bold"/>
    </style:style>
    <style:style style:name="P6" style:family="paragraph" style:parent-style-name="Standard">
      <style:text-properties officeooo:rsid="000f872e" officeooo:paragraph-rsid="000f872e"/>
    </style:style>
    <style:style style:name="P7" style:family="paragraph" style:parent-style-name="Standard">
      <style:text-properties officeooo:rsid="0013bdf8" officeooo:paragraph-rsid="0013bdf8"/>
    </style:style>
    <style:style style:name="P8" style:family="paragraph" style:parent-style-name="Standard">
      <style:text-properties fo:font-weight="bold" officeooo:rsid="0013bdf8" officeooo:paragraph-rsid="0013bdf8" style:font-weight-asian="bold" style:font-weight-complex="bold"/>
    </style:style>
    <style:style style:name="P9" style:family="paragraph" style:parent-style-name="Standard">
      <style:text-properties fo:font-weight="normal" officeooo:rsid="00084268" officeooo:paragraph-rsid="0013bdf8" style:font-weight-asian="normal" style:font-weight-complex="normal"/>
    </style:style>
    <style:style style:name="P10" style:family="paragraph" style:parent-style-name="Standard">
      <style:text-properties officeooo:paragraph-rsid="0013bdf8"/>
    </style:style>
    <style:style style:name="P11" style:family="paragraph" style:parent-style-name="Standard">
      <style:text-properties officeooo:rsid="0018ff19" officeooo:paragraph-rsid="0018ff19"/>
    </style:style>
    <style:style style:name="P12" style:family="paragraph" style:parent-style-name="Standard">
      <style:text-properties officeooo:rsid="001af8c0" officeooo:paragraph-rsid="001af8c0"/>
    </style:style>
    <style:style style:name="P13" style:family="paragraph" style:parent-style-name="Standard">
      <style:text-properties officeooo:rsid="001af8c0" officeooo:paragraph-rsid="00084268"/>
    </style:style>
    <style:style style:name="P14" style:family="paragraph" style:parent-style-name="Standard">
      <style:text-properties officeooo:rsid="000f36a5" officeooo:paragraph-rsid="000f36a5"/>
    </style:style>
    <style:style style:name="P15" style:family="paragraph" style:parent-style-name="Standard">
      <style:text-properties officeooo:rsid="001f5b6e" officeooo:paragraph-rsid="001f5b6e"/>
    </style:style>
    <style:style style:name="P16" style:family="paragraph" style:parent-style-name="Standard">
      <style:text-properties officeooo:rsid="00219076" officeooo:paragraph-rsid="00219076"/>
    </style:style>
    <style:style style:name="P17" style:family="paragraph" style:parent-style-name="Standard">
      <style:text-properties officeooo:rsid="00084268" officeooo:paragraph-rsid="00084268"/>
    </style:style>
    <style:style style:name="P18" style:family="paragraph" style:parent-style-name="Standard">
      <style:text-properties officeooo:rsid="00277e5a" officeooo:paragraph-rsid="00277e5a"/>
    </style:style>
    <style:style style:name="T1" style:family="text">
      <style:text-properties officeooo:rsid="000f872e"/>
    </style:style>
    <style:style style:name="T2" style:family="text">
      <style:text-properties officeooo:rsid="0015b1dd"/>
    </style:style>
    <style:style style:name="T3" style:family="text">
      <style:text-properties fo:font-weight="bold" officeooo:rsid="0018ff19" style:font-weight-asian="bold" style:font-weight-complex="bold"/>
    </style:style>
    <style:style style:name="T4" style:family="text">
      <style:text-properties fo:font-weight="bold" officeooo:rsid="0013bdf8" style:font-weight-asian="bold" style:font-weight-complex="bold"/>
    </style:style>
    <style:style style:name="T5" style:family="text">
      <style:text-properties fo:font-weight="bold" officeooo:rsid="001af8c0" style:font-weight-asian="bold" style:font-weight-complex="bold"/>
    </style:style>
    <style:style style:name="T6" style:family="text">
      <style:text-properties officeooo:rsid="001af8c0"/>
    </style:style>
    <style:style style:name="T7" style:family="text">
      <style:text-properties officeooo:rsid="001efe87"/>
    </style:style>
    <style:style style:name="T8" style:family="text">
      <style:text-properties officeooo:rsid="001ffe2b"/>
    </style:style>
    <style:style style:name="T9" style:family="text">
      <style:text-properties officeooo:rsid="002213b3"/>
    </style:style>
    <style:style style:name="T10" style:family="text">
      <style:text-properties officeooo:rsid="002391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aters</text:p>
      <text:p text:style-name="P5">World Theater</text:p>
      <text:p text:style-name="P1"/>
      <text:p text:style-name="P10"><text:span text:style-name="T3">Six</text:span><text:span text:style-name="T4"> Lesser Auhrons:</text:span></text:p>
      <text:p text:style-name="P1">Eres</text:p>
      <text:p text:style-name="P1"><text:tab/>Wants:</text:p>
      <text:p text:style-name="P15">1. Figure out how to escape Andolem.</text:p>
      <text:p text:style-name="P15"><text:tab/><text:span text:style-name="T8">a. Study the material world. Eres believes in the power of magic to free her, but Apythia’s ritual has seemingly stopped magic in its tracks. Apythia knew how to do the ritual because of the being Knowledge in Oria. </text:span><text:span text:style-name="T10">Eres can enlist the help of Knowledge: she helped free Power, and thus Knowledge should be in her debt. She can seek his communion through Selor?</text:span></text:p>
      <text:p text:style-name="P16">So, Eres thinks of the next best thing: the Tablets of Mallorn. Eres witnessed the magical know-how of Mallorn, Mear, and the Gwenyn. <text:span text:style-name="T9">She watched the Tablets of Mallorn being written, but did not get to fully study them or understand what was going through Mallorn’s mind—what had been gifted to him by Selor.</text:span></text:p>
      <text:p text:style-name="P1"><text:span text:style-name="T6"><text:tab/>1. </text:span><text:span text:style-name="T5">Become the most powerful being.</text:span></text:p>
      <text:p text:style-name="P1"><text:tab/><text:tab/><text:span text:style-name="T6">a. Acquire the essentia of Artifex.</text:span></text:p>
      <text:p text:style-name="P13"><text:tab/><text:tab/><text:tab/>I. Find Vash Bash. Take Onsinta.</text:p>
      <text:p text:style-name="P13"><text:tab/><text:tab/><text:tab/>II. Control Taregil on Mediul, eventually return to Mediul and control it herself.</text:p>
      <text:p text:style-name="P1"><text:tab/><text:tab/><text:tab/><text:tab/><text:span text:style-name="T6">i. Build up sacrifices </text:span><text:span text:style-name="T7">(and worship) </text:span><text:span text:style-name="T6">in the Hollow Symbol.</text:span></text:p>
      <text:p text:style-name="P12"><text:tab/><text:tab/><text:tab/>III. Take Arangil from Vanemer in the Astral Plane.</text:p>
      <text:p text:style-name="P12"><text:tab/><text:tab/><text:tab/>IV. Ascend into Corilya and become a Greater Auhron. Take Corilya.</text:p>
      <text:p text:style-name="P4"/>
      <text:p text:style-name="P1">Vash Bash</text:p>
      <text:p text:style-name="P18">1. Figure out how to escape Andolem.</text:p>
      <text:p text:style-name="P18"><text:tab/>-Wait, and watch Eres. Let her do the hard work.</text:p>
      <text:p text:style-name="P18">2. Reform the Red Moon, bridge the realms of the living and dead, release the armies of Loss’kelvar once again upon the world to create a global empire.</text:p>
      <text:p text:style-name="P14"/>
      <text:p text:style-name="P1">Hasedek/Haseduanth</text:p>
      <text:p text:style-name="P1"><text:tab/>Wants: rejuvenate his family / fix a shattered Nexus</text:p>
      <text:p text:style-name="P2"><text:tab/>1. escape, help Eres to do so</text:p>
      <text:p text:style-name="P2"><text:span text:style-name="T1"><text:tab/>2.</text:span> find Taregil</text:p>
      <text:p text:style-name="P6"><text:tab/>3. Expand magic</text:p>
      <text:p text:style-name="P1">Raven Queen</text:p>
      <text:p text:style-name="P1"><text:tab/>Wants:</text:p>
      <text:p text:style-name="P1"><text:tab/>1. Destroy the undead and those who deserve death</text:p>
      <text:p text:style-name="P1"><text:tab/>2. Protect the innocent</text:p>
      <text:p text:style-name="P7">Uygun</text:p>
      <text:p text:style-name="P7"><text:tab/><text:span text:style-name="T2">Wants:</text:span></text:p>
      <text:p text:style-name="P11">Selor</text:p>
      <text:p text:style-name="P7"/>
      <text:p text:style-name="P8">One Greater Auhron:</text:p>
      <text:p text:style-name="P7"/>
      <text:p text:style-name="P9">Guire</text:p>
      <text:p text:style-name="P3"><text:tab/>Wants:</text:p>
      <text:p text:style-name="P3">1. Preservation of lif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31:42.338886905</meta:creation-date>
    <dc:date>2022-06-11T10:09:26.647831839</dc:date>
    <meta:editing-duration>PT6H43M31S</meta:editing-duration>
    <meta:editing-cycles>17</meta:editing-cycles>
    <meta:generator>LibreOffice/6.4.7.2$Linux_X86_64 LibreOffice_project/40$Build-2</meta:generator>
    <meta:document-statistic meta:table-count="0" meta:image-count="0" meta:object-count="0" meta:page-count="1" meta:paragraph-count="35" meta:word-count="294" meta:character-count="1677" meta:non-whitespace-character-count="1388"/>
  </office:meta>
</office:document-meta>
</file>